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imbusRomNo9L-Regu" svg:font-family="NimbusRomNo9L-Regu"/>
    <style:font-face style:name="OpenSymbol" svg:font-family="OpenSymbol"/>
    <style:font-face style:name="Times New Roman1" svg:font-family="'Times New Roman'" style:font-family-generic="roman"/>
    <style:font-face style:name="Times-Bold" svg:font-family="Times-Bold" style:font-family-generic="roman"/>
    <style:font-face style:name="Times-Roman" svg:font-family="Times-Roman" style:font-family-generic="roman"/>
    <style:font-face style:name="Arial2" svg:font-family="Arial" style:font-family-generic="swiss"/>
    <style:font-face style:name="Lucida Sans1" svg:font-family="'Lucida Sans'" style:font-family-generic="swiss"/>
    <style:font-face style:name="Optima" svg:font-family="Optima" style:font-family-generic="swiss"/>
    <style:font-face style:name="Univers" svg:font-family="Univers" style:font-family-generic="swiss"/>
    <style:font-face style:name="Univers-Bold" svg:font-family="Univers-Bold" style:font-family-generic="swiss"/>
    <style:font-face style:name="Univers-Oblique" svg:font-family="Univers-Ob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 style:writing-mode="lr-tb"/>
      <style:text-properties fo:font-variant="normal" fo:text-transform="none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 style:writing-mode="lr-tb"/>
      <style:text-properties fo:font-variant="normal" fo:text-transform="none" fo:letter-spacing="normal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Heading_20_10">
      <style:text-properties fo:font-style="normal" fo:font-weight="bold" style:font-weight-asian="bold" style:font-weight-complex="bold"/>
    </style:style>
    <style:style style:name="P7" style:family="paragraph" style:parent-style-name="Text_20_body" style:list-style-name="L3"/>
    <style:style style:name="T1" style:family="text">
      <style:text-properties fo:font-style="normal" fo:font-weight="normal"/>
    </style:style>
    <style:style style:name="T2" style:family="text">
      <style:text-properties fo:font-style="normal" style:font-name-asian="Times New Roman1" style:font-style-asian="normal" style:font-name-complex="Times New Roman1" style:font-style-complex="normal"/>
    </style:style>
    <style:style style:name="T3" style:family="text">
      <style:text-properties fo:font-style="normal" style:font-name-asian="Univers-Bold" style:font-style-asian="normal" style:font-name-complex="Univers-Bold" style:font-style-complex="normal"/>
    </style:style>
    <style:style style:name="T4" style:family="text">
      <style:text-properties fo:font-style="normal" style:font-name-asian="Univers-Oblique" style:font-style-asian="normal" style:font-name-complex="Univers-Oblique" style:font-style-complex="normal"/>
    </style:style>
    <style:style style:name="T5" style:family="text">
      <style:text-properties fo:font-style="normal" style:font-name-asian="Univers" style:font-style-asian="normal" style:font-name-complex="Univers" style:font-style-complex="normal"/>
    </style:style>
    <style:style style:name="T6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-asian="Times-Bold" style:font-name-complex="Times-Bold"/>
    </style:style>
    <style:style style:name="T8" style:family="text">
      <style:text-properties style:font-name-asian="Times-Roman" style:font-name-complex="Times-Roman"/>
    </style:style>
    <style:style style:name="T9" style:family="text">
      <style:text-properties fo:font-style="italic" style:font-name-asian="Univers-Oblique" style:font-style-asian="italic" style:font-name-complex="Univers-Oblique" style:font-style-complex="italic"/>
    </style:style>
    <style:style style:name="T10" style:family="text">
      <style:text-properties style:font-name-asian="NimbusRomNo9L-Regu" style:font-name-complex="NimbusRomNo9L-Regu"/>
    </style:style>
    <style:style style:name="T11" style:family="text">
      <style:text-properties style:font-name-asian="Optima" style:font-name-complex="Optima"/>
    </style:style>
    <style:style style:name="T12" style:family="text">
      <style:text-properties style:font-name-asian="Arial2" style:font-name-complex="Arial2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style:font-name-asian="Univers-Bold" style:font-name-complex="Univers-Bold"/>
    </style:style>
    <style:style style:name="T15" style:family="text">
      <style:text-properties style:font-name-asian="Univers" style:font-name-complex="Univers"/>
    </style:style>
    <style:style style:name="T16" style:family="text">
      <style:text-properties style:font-name-asian="Univers-Oblique" style:font-name-complex="Univers-Obliqu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EUILLE DE ROUTE</text:h>
      <text:h text:style-name="Heading_20_10" text:outline-level="10">Nom choisi par le groupe : </text:h>
      <text:p text:style-name="Standard">Vegeta</text:p>
      <text:h text:style-name="P6" text:outline-level="10">Membres du groupe :</text:h>
      <text:p text:style-name="P1">Anaelle Dambreville, <text:a xlink:type="simple" xlink:href="mailto:anaelle.dambreville@gmail.com" text:style-name="Internet_20_link" text:visited-style-name="Visited_20_Internet_20_Link">anaelle.dambreville@gmail.com</text:a></text:p>
      <text:p text:style-name="P2"><text:span text:style-name="T1">Ouhi Nabil, </text:span><text:a xlink:type="simple" xlink:href="mailto:nabilouhi@hotmail.com" text:style-name="Internet_20_link" text:visited-style-name="Visited_20_Internet_20_Link"><text:span text:style-name="T1">nabilouhi@hotmail.com</text:span></text:a></text:p>
      <text:p text:style-name="P2"><text:span text:style-name="T1">Roudmane Idriss, </text:span><text:a xlink:type="simple" xlink:href="mailto:roudmane@gmail.com" text:style-name="Internet_20_link" text:visited-style-name="Visited_20_Internet_20_Link"><text:span text:style-name="T1">roudmane@gmail.com</text:span></text:a></text:p>
      <text:p text:style-name="P2"><text:span text:style-name="T1">Samreth Darren, </text:span><text:a xlink:type="simple" xlink:href="mailto:darrens@hotmail.fr" text:style-name="Internet_20_link" text:visited-style-name="Visited_20_Internet_20_Link"><text:span text:style-name="T1">darrens@hotmail.fr</text:span></text:a></text:p>
      <text:h text:style-name="Heading_20_10" text:outline-level="10">Liste des documents à lire :</text:h>
      <text:list xml:id="list1498025365565837779" text:style-name="L2">
        <text:list-item>
          <text:p text:style-name="P4"><text:span text:style-name="T14">Ben Aïssa et al., 2008. </text:span><text:span text:style-name="T11">Utilisation de la mesure thermique du flux de sève pour l’évaluation de la transpiration d’un palmier dattier. Actes du quatrième atelier régional du projet Sirma. Mostaganem, Algérie, 26-28 mai 2008. (Idriss)</text:span></text:p>
        </text:list-item>
        <text:list-item>
          <text:p text:style-name="P4"><text:span text:style-name="T8">Burgess et al., 2001. </text:span><text:span text:style-name="T13">An improved heat pulse method to measure low and reverse rates of sap flow in woody plants. Tree Physiology 21, 589–598. (Darren)</text:span></text:p>
        </text:list-item>
        <text:list-item>
          <text:p text:style-name="P4">Cermak et al., 2007. <text:span text:style-name="T7">Tree water storage and its diurnal dynamics related to sap flow and changes in stem volume in old-growth Douglas-fir trees. Tree Physiology </text:span><text:span text:style-name="T8">27, 181–198. (Anaelle)</text:span></text:p>
        </text:list-item>
      </text:list>
      <text:list xml:id="list6108905681261321072" text:style-name="L1">
        <text:list-item>
          <text:p text:style-name="P5"><text:span text:style-name="T11">Granier. 1987. </text:span><text:span text:style-name="T12">Evaluation of transpiration in a Douglas-fir stand by means of sap flow measurements.Tree Physiology 3, 309</text:span><text:span text:style-name="T13">–</text:span><text:span text:style-name="T12">320. (Nabil)</text:span></text:p>
        </text:list-item>
        <text:list-item>
          <text:p text:style-name="P5"><text:span text:style-name="T13">Oishi et al., 2016. </text:span><text:span text:style-name="T10">Baseliner: An open-source, interactive tool for processing sap flux data from thermal dissipation probes</text:span><text:span text:style-name="T13">. </text:span><text:span text:style-name="T10">SoftwareX 5, 139–143</text:span><text:span text:style-name="T13">. (Darren)</text:span></text:p>
        </text:list-item>
        <text:list-item>
          <text:p text:style-name="P3"><text:span text:style-name="T2">Wang et al., 2015. </text:span><text:span text:style-name="T3">Open source libraries and frameworks for biological data visualisation: A guide for developers. </text:span><text:span text:style-name="T4">Proteomics</text:span><text:span text:style-name="T5"> </text:span><text:span text:style-name="T4">15</text:span><text:span text:style-name="T5">, 1356–1374.</text:span><text:span text:style-name="T3"> (Idriss)</text:span></text:p>
        </text:list-item>
      </text:list>
      <text:h text:style-name="Heading_20_10" text:outline-level="10">Répartition des tâches :</text:h>
      <text:list xml:id="list5803178616846673035" text:style-name="L3">
        <text:list-item>
          <text:p text:style-name="P7">Nettoyage des données : Darren</text:p>
        </text:list-item>
        <text:list-item>
          <text:p text:style-name="P7">Modélisation (R): Anaelle</text:p>
        </text:list-item>
        <text:list-item>
          <text:p text:style-name="P7">Représentation graphique (D3) : Idriss</text:p>
        </text:list-item>
        <text:list-item>
          <text:p text:style-name="P7">Mise en place du serveur back-end (Python 'Flask') : Darren</text:p>
        </text:list-item>
        <text:list-item>
          <text:p text:style-name="P7">Développement web front-end (HTML, CSS, bootstrap, javascript) : Nabil</text:p>
        </text:list-item>
      </text:list>
      <text:h text:style-name="Heading_20_10" text:outline-level="10">Diagramme de Gantt :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imbusRomNo9L-Regu" svg:font-family="NimbusRomNo9L-Regu"/>
    <style:font-face style:name="OpenSymbol" svg:font-family="OpenSymbol"/>
    <style:font-face style:name="Times New Roman1" svg:font-family="'Times New Roman'" style:font-family-generic="roman"/>
    <style:font-face style:name="Times-Bold" svg:font-family="Times-Bold" style:font-family-generic="roman"/>
    <style:font-face style:name="Times-Roman" svg:font-family="Times-Roman" style:font-family-generic="roman"/>
    <style:font-face style:name="Arial2" svg:font-family="Arial" style:font-family-generic="swiss"/>
    <style:font-face style:name="Lucida Sans1" svg:font-family="'Lucida Sans'" style:font-family-generic="swiss"/>
    <style:font-face style:name="Optima" svg:font-family="Optima" style:font-family-generic="swiss"/>
    <style:font-face style:name="Univers" svg:font-family="Univers" style:font-family-generic="swiss"/>
    <style:font-face style:name="Univers-Bold" svg:font-family="Univers-Bold" style:font-family-generic="swiss"/>
    <style:font-face style:name="Univers-Oblique" svg:font-family="Univers-Ob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left="0cm" fo:margin-right="0cm" fo:margin-top="0.72cm" fo:margin-bottom="0.711cm" fo:text-align="center" style:justify-single-word="false" fo:text-indent="0cm" style:auto-text-indent="false" fo:keep-with-next="always"/>
      <style:text-properties style:font-name="Arial" fo:font-size="15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711cm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21cm" fo:text-align="start" style:justify-single-word="false"/>
      <style:text-properties fo:font-size="75%" fo:font-weight="bold" style:font-size-asian="75%" style:font-weight-asian="bold" style:font-size-complex="75%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elle Dambreville</meta:initial-creator>
    <meta:creation-date>2017-09-25T15:51:03.31</meta:creation-date>
    <dc:date>2017-09-28T14:22:53.42</dc:date>
    <dc:creator>Anaelle Dambreville</dc:creator>
    <meta:editing-duration>PT33M4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2" meta:word-count="236" meta:character-count="1532"/>
  </office:meta>
</office:document-meta>
</file>